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draw:transform="rotate (-1.5707963267949) translate (11.8cm 6.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10.7cm 6.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9.7cm 6.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8.7cm 6.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16.9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15.7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11.1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10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8.9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7.6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cm" svg:height="0.6cm" draw:transform="rotate (-1.5707963267949) translate (6.4cm 8.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8.3cm" svg:y1="6.6cm" svg:x2="6.1cm" svg:y2="9.2cm">
          <text:p/>
        </draw:line>
        <draw:line draw:style-name="gr2" draw:text-style-name="P1" draw:layer="layout" svg:x1="9.8cm" svg:y1="9.2cm" svg:x2="8.3cm" svg:y2="6.5cm">
          <text:p/>
        </draw:line>
        <draw:line draw:style-name="gr2" draw:text-style-name="P1" draw:layer="layout" svg:x1="8.7cm" svg:y1="9.3cm" svg:x2="8.4cm" svg:y2="6.7cm">
          <text:p/>
        </draw:line>
        <draw:line draw:style-name="gr2" draw:text-style-name="P1" draw:layer="layout" svg:x1="10.4cm" svg:y1="6.4cm" svg:x2="10.8cm" svg:y2="9.3cm">
          <text:p/>
        </draw:line>
        <draw:line draw:style-name="gr2" draw:text-style-name="P1" draw:layer="layout" svg:x1="10.2cm" svg:y1="6.7cm" svg:x2="7.4cm" svg:y2="9.2cm">
          <text:p/>
        </draw:line>
        <draw:line draw:style-name="gr2" draw:text-style-name="P1" draw:layer="layout" svg:x1="12.1cm" svg:y1="8.9cm" svg:x2="11.6cm" svg:y2="6.5cm">
          <text:p/>
        </draw:line>
        <draw:line draw:style-name="gr2" draw:text-style-name="P1" draw:layer="layout" svg:x1="9.4cm" svg:y1="6.7cm" svg:x2="12.6cm" svg:y2="8.9cm">
          <text:p/>
        </draw:line>
        <draw:line draw:style-name="gr2" draw:text-style-name="P1" draw:layer="layout" svg:x1="11.3cm" svg:y1="6.6cm" svg:x2="13.4cm" svg:y2="8.9cm">
          <text:p/>
        </draw:line>
        <draw:line draw:style-name="gr2" draw:text-style-name="P1" draw:layer="layout" svg:x1="11.6cm" svg:y1="6.4cm" svg:x2="16.6cm" svg:y2="9.2cm">
          <text:p/>
        </draw:line>
        <draw:line draw:style-name="gr2" draw:text-style-name="P1" draw:layer="layout" svg:x1="10.4cm" svg:y1="6.6cm" svg:x2="15.3cm" svg:y2="9.1cm">
          <text:p/>
        </draw:line>
        <draw:frame draw:style-name="gr3" draw:layer="layout" svg:width="3.2cm" svg:height="0.962cm" svg:x="11.9cm" svg:y="8.7cm">
          <draw:text-box>
            <text:p>….....</text:p>
          </draw:text-box>
        </draw:frame>
        <draw:frame draw:style-name="gr4" draw:text-style-name="P2" draw:layer="layout" svg:width="11cm" svg:height="1.987cm" svg:x="6cm" svg:y="3.1cm">
          <draw:text-box>
            <text:p text:style-name="P2"><text:span text:style-name="T1">Initialer Konfliktgraph</text:span></text:p>
          </draw:text-box>
        </draw:frame>
        <draw:frame draw:style-name="gr5" draw:layer="layout" svg:width="4.4cm" svg:height="1.673cm" svg:x="8.4cm" svg:y="5cm">
          <draw:text-box>
            <text:p>4 Eck-Knoten</text:p>
          </draw:text-box>
        </draw:frame>
        <draw:frame draw:style-name="gr5" draw:layer="layout" svg:width="7.8cm" svg:height="1.673cm" svg:x="8.2cm" svg:y="9.9cm">
          <draw:text-box>
            <text:p>n-4 Halbraum-Knot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Broeker</meta:initial-creator>
    <meta:creation-date>2015-07-03T15:20:44.895955233</meta:creation-date>
    <dc:date>2015-07-03T15:35:12.996936133</dc:date>
    <dc:creator>Felix Broeker</dc:creator>
    <meta:editing-duration>PT14M28S</meta:editing-duration>
    <meta:editing-cycles>1</meta:editing-cycles>
    <meta:document-statistic meta:object-count="25"/>
    <meta:generator>LibreOffice/4.3.3.2$Linux_X86_64 LibreOffice_project/430m0$Build-2</meta:generator>
  </office:meta>
</office:document-meta>
</file>